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13c7" officeooo:paragraph-rsid="001c13c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-Beblawy</text:p>
      <text:p text:style-name="P1">Edwin Srithammavanh</text:p>
      <text:p text:style-name="P2">Compte-Rendu de projet 2I006</text:p>
      <text:p text:style-name="P9">Le problème de Via Minimization</text:p>
      <text:p text:style-name="P10">Partie A</text:p>
      <text:p text:style-name="P5"/>
      <text:p text:style-name="P4">Exercice 1 – Lecture des instances et visualisation</text:p>
      <text:p text:style-name="P5">netlist.c visunetlist.c <text:s/>( SVGwriter.c SVGwriter.h)</text:p>
      <text:p text:style-name="P5"/>
      <text:p text:style-name="P5">Le Makefile créé un executable VisuNetlist qui permet de tracer une instance dans un fichier html. <text:s/></text:p>
      <text:p text:style-name="P5">Usage : ./VisuNetlist [chemin de l'instance] [longueur] [largeur] <text:s/></text:p>
      <text:p text:style-name="P5">Avec longueur et largeur les dimensions x et y du graphique en pixels.</text:p>
      <text:p text:style-name="P5"/>
      <text:p text:style-name="P4">Exercice 2 - Algorithme naïf de recherche des intersections :</text:p>
      <text:p text:style-name="P5">intersection.c </text:p>
      <text:p text:style-name="P5"/>
      <text:p text:style-name="P4">Exercice 3 - Algorithme de recherche des intersections par balayage et comparaison des performances :</text:p>
      <text:p text:style-name="P5">balayage.c benchmarking.<text:span text:style-name="T1">c</text:span></text:p>
      <text:p text:style-name="P5"/>
      <text:p text:style-name="P8">Q 3.3) <text:span text:style-name="T3">Calcul de la complexité de cette méthode :</text:span></text:p>
      <text:p text:style-name="P8"/>
      <text:p text:style-name="P8"/>
      <text:p text:style-name="P8"/>
      <text:p text:style-name="P4">Exercice 4 – Algorithme de recherche des intersections utilisant la structure d’AVL </text:p>
      <text:p text:style-name="P6">avl.c benchmarking.c</text:p>
      <text:p text:style-name="P5"/>
      <text:p text:style-name="P10">Partie B</text:p>
      <text:p text:style-name="P5"/>
      <text:p text:style-name="P4">Exercice 5</text:p>
      <text:p text:style-name="P7">graphe.c visugraphe.c</text:p>
      <text:p text:style-name="P7"/>
      <text:p text:style-name="P5">La fonction creer_graphe (graphe.c) créée le graphe associé à un fichier int.</text:p>
      <text:p text:style-name="P5">Elle prend un paramètre la netlist associée au fichier int et le nom du fichier int. Le graphe est créée en 3 étapes : les sommets, les arretes de conflits, puis les arretes de continuité. Il a été choisit de ne stocker que les arretes de conflits dans le tableau d’arretes de la structure graphe.</text:p>
      <text:p text:style-name="P5"/>
      <text:p text:style-name="P5"/>
      <text:p text:style-name="P4">Exercice 6</text:p>
      <text:p text:style-name="P5">via_naif.c <text:span text:style-name="T2">visuvianaif.c</text:span>, pas de modification de l’énnoncé</text:p>
      <text:p text:style-name="P5"/>
      <text:p text:style-name="P5"/>
      <text:p text:style-name="P4">Exercice 7</text:p>
      <text:p text:style-name="P5">via_cycle.c <text:span text:style-name="T2">visuviacycle.c</text:span></text:p>
      <text:p text:style-name="P5"/>
      <text:p text:style-name="P5">La fonction detecte_cycle_impair ne renvoie -1 si aucun cycle impair n’est trouvé et l’indice du sommet où un cycle impair est détecté sinon.<text:tab/></text:p>
      <text:p text:style-name="P5">Ceci a permit d’éviter d’avoir un tableau_peres erroné dans le cas où il y a un cycle pair imbriqué dans un cycle pair, on perdait alors trace d’un élément du cycle.</text:p>
      <text:p text:style-name="P5">En faisant de cette manière, le tableau des peres n’est remplit uniquement si un cycle impair est trouvé, et ceci lors de la dérecursifica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8T20:15:12.473615286</dc:date>
    <meta:editing-duration>PT50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79" meta:character-count="1762" meta:non-whitespace-character-count="1502"/>
  </office:meta>
</office:document-meta>
</file>